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TWO CRITICISMS (2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TWO CRITICISMS (2:1-1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 Pharisees think Jesus should not be doing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sus and a man on a bed (2:1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sus and a man on a bed (2:1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Some helpful friends (2:1-5, 11-1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Some helpful friends (2:1-5, 11-1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 helplessness of the paralytic (2:1-4):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helplessness of the paralytic (2:1-4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e is totally immobile, confined to a stretcher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ntervening by his friends (2:1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The intervening by his friends (2:1-3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Four men carry him to Jesus.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helplessness of the paralytic (2:1-4):<text:s text:c="1"/></text:span><text:span text:style-name="a502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otally immobile, confined to a stretcher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intervening by his friends (2:1-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ingenuity of his friends (2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The ingenuity of his friends (2:4):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able to get in the front door because of the crowd, they cut a hole in the roof and lower him into the room!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helplessness of the paralytic (2:1-4):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is totally immobile, confined to a stretcher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intervening by his friends (2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ingenuity of his friends (2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Some helpful friends (2:1-5, 11-17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helplessness of the paralytic (2:1-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healing of the paralytic (2:5, 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healing of the paralytic (2:5, 11-12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spiritual healing (2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hysical healing (2:11-1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Some helpful friends (2:1-5, 11-17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helplessness of the paralytic (2:1-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healing of the paralytic (2:5, 11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Jesus and a man on a bed (2:1-1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Some helpful friends (2:1-5, 11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me hostile foes (2:6-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ome hostile foes (2:6-10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denunciation by the scribes (2:6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defense by the Savior (2:8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Jesus and a man on a bed (2:1-1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ome helpful friends (2:1-5, 11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ome hostile foes (2:6-10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FIRST TWO CRITICISMS (2:1-17):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What the Pharisees think Jesus should not be doing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Jesus and a man on a bed (2:1-1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Jesus and a man in a booth (2:13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and a man in a booth (2:13-17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version of Levi (2:13-14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elebration by Levi (2:15-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elebration by Levi (2:15-17):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background of these guests (2: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bitterness against these guests (2:1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basis for these guests (2:1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a man in a booth (2:13-17)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version of Levi (2:13-1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elebration by Levi (2:15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FIRST TWO CRITICISMS (2:1-17):<text:s text:c="1"/></text:span><text:span text:style-name="a704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What the Pharisees think Jesus should not be doing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esus and a man on a bed (2:1-1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a man in a booth (2:13-1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MARK 2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FIRST TWO CRITICISMS (2:1-17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FINAL TWO CRITICISMS (2:18-28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-title-Title-Slide" presentation:presentation-page-layout-name="Master1-PPL1" draw:id="Slide-277">
        <draw:frame draw:id="id125" presentation:style-name="a739" draw:name="Title 1" svg:x="1.38in" svg:y="0.83in" svg:width="10.3in" svg:height="4.42in" presentation:class="title" presentation:placeholder="false">
          <draw:text-box>
            <text:p text:style-name="a738" text:class-names="" text:cond-style-name=""><text:span text:style-name="a736" text:class-names="">THE FINAL TWO CRITICISMS (2:18-28)<text:s text:c="1"/></text:span><text:span text:style-name="a737" text:class-names=""/></text:p>
          </draw:text-box>
          <svg:title/>
          <svg:desc/>
        </draw:frame>
        <draw:frame draw:id="id126" presentation:style-name="a744" draw:name="Subtitle 2" svg:x="1.38in" svg:y="5.25in" svg:width="10.3in" svg:height="1.85in" presentation:class="subtitle" presentation:placeholder="false">
          <draw:text-box>
            <text:p text:style-name="a741" text:class-names="" text:cond-style-name=""><text:span text:style-name="a740" text:class-names=""><text:s text:c="1"/>They say he is not observing fasting (2:18-22)<text:s text:c="1"/></text:span></text:p>
            <text:p text:style-name="a743" text:class-names="" text:cond-style-name=""><text:span text:style-name="a742" text:class-names=""/></text:p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y say he is not observing fasting (2:18-22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rebuke (2: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His response (2:19-22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His response (2:19-22)<text:s text:c="1"/></text:span><text:span text:style-name="a762" text:class-names=""/></text:p>
          </draw:text-box>
          <svg:title/>
          <svg:desc/>
        </draw:frame>
        <draw:frame draw:id="id130" presentation:style-name="a777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Wedding guests do not fast while the bridegroom is with them (2:19-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No one sews a patch of unshrunk cloth on an old garment (2:2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No one puts new wine into old wineskins (2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5" draw:style-name="a778" draw:master-page-name="Master1-Layout12-tx-Title-and-Text" presentation:presentation-page-layout-name="Master1-PPL12" draw:id="Slide-280">
        <draw:frame draw:id="id131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They say he is not observing fasting (2:18-22)<text:s text:c="1"/></text:span><text:span text:style-name="a780" text:class-names=""/></text:p>
          </draw:text-box>
          <svg:title/>
          <svg:desc/>
        </draw:frame>
        <draw:frame draw:id="id132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Their rebuke (2:18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His response (2:19-2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6" draw:style-name="a793" draw:master-page-name="Master1-Layout12-tx-Title-and-Text" presentation:presentation-page-layout-name="Master1-PPL12" draw:id="Slide-281">
        <draw:frame draw:id="id133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THE FINAL TWO CRITICISMS (2:18-28)<text:s text:c="1"/></text:span><text:span text:style-name="a795" text:class-names=""/></text:p>
          </draw:text-box>
          <svg:title/>
          <svg:desc/>
        </draw:frame>
        <draw:frame draw:id="id134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y say he is not observing fasting (2:18-2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y say he is not observing the Sabbath (2:23-28).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7" draw:style-name="a808" draw:master-page-name="Master1-Layout12-tx-Title-and-Text" presentation:presentation-page-layout-name="Master1-PPL12" draw:id="Slide-282">
        <draw:frame draw:id="id135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y say he is not observing the Sabbath (2:23-28).<text:s text:c="1"/></text:span><text:span text:style-name="a810" text:class-names=""/></text:p>
          </draw:text-box>
          <svg:title/>
          <svg:desc/>
        </draw:frame>
        <draw:frame draw:id="id136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response (2:25-28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8" draw:style-name="a823" draw:master-page-name="Master1-Layout12-tx-Title-and-Text" presentation:presentation-page-layout-name="Master1-PPL12" draw:id="Slide-283">
        <draw:frame draw:id="id137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His response (2:25-28)<text:s text:c="1"/></text:span><text:span text:style-name="a825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David was given consecrated bread, which was lawful only for priests to eat (2:25-26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Sabbath was made for man, not man for the Sabbath, and Jesus is master of the Sabbath (2:27-28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y say he is not observing the Sabbath (2:23-28).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buke (2:23-24): He is allowing his disciples to break off heads of wheat and eat the grain on the Sabbath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:25-28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2-tx-Title-and-Text" presentation:presentation-page-layout-name="Master1-PPL12" draw:id="Slide-285">
        <draw:frame draw:id="id141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THE FINAL TWO CRITICISMS (2:18-28)<text:s text:c="1"/></text:span><text:span text:style-name="a855" text:class-names=""/></text:p>
          </draw:text-box>
          <svg:title/>
          <svg:desc/>
        </draw:frame>
        <draw:frame draw:id="id142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y say he is not observing fasting (2:18-22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y say he is not observing the Sabbath (2:23-28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1" draw:style-name="a868" draw:master-page-name="Master1-Layout12-tx-Title-and-Text" presentation:presentation-page-layout-name="Master1-PPL12" draw:id="Slide-286">
        <draw:frame draw:id="id14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MARK 2</text:span><text:span text:style-name="a870" text:class-names=""/></text:p>
          </draw:text-box>
          <svg:title/>
          <svg:desc/>
        </draw:frame>
        <draw:frame draw:id="id14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THE FIRST TWO CRITICISMS (2:1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FINAL TWO CRITICISMS (2:18-28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2</dc:title>
    <meta:initial-creator>David STRICKLAND</meta:initial-creator>
    <dc:creator>David STRICKLAND</dc:creator>
    <meta:creation-date>2020-02-22T17:35:16Z</meta:creation-date>
    <dc:date>2020-02-22T17:35:17Z</dc:date>
    <meta:template xlink:href="BibleStudy" xlink:type="simple"/>
    <meta:editing-cycles>1</meta:editing-cycles>
    <meta:editing-duration>PT0S</meta:editing-duration>
    <meta:document-statistic meta:paragraph-count="93" meta:word-count="904"/>
  </office:meta>
</office:document-meta>
</file>